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DRIGUEZ REYMUNDO JAVIER VICENT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6821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MAZAMAR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476104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DRIGUEZ REYMUNDO JAVIER VICENT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68214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476104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306215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4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66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7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5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7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4/11/2021</text:p>
          </table:table-cell>
          <table:table-cell table:style-name="Tabla2.A3" office:value-type="string">
            <text:p text:style-name="P22">4117800</text:p>
          </table:table-cell>
          <table:table-cell table:style-name="Tabla2.D3" office:value-type="string">
            <text:p text:style-name="P23">17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3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8:06:3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